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val3" office:value-type="string" calcext:value-type="string">
            <text:p>Gratuite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val3" office:value-type="string" calcext:value-type="string">
            <text:p>Payante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val3" office:value-type="string" calcext:value-type="string">
            <text:p>Prépayée</text:p>
          </table:table-cell>
          <table:table-cell table:style-name="ce28" table:content-validation-name="val3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